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106000001A8000001DFC447602A.svg" manifest:media-type="image/svg+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Title">
      <style:paragraph-properties fo:text-align="end" style:justify-single-word="false" fo:padding="0.0201in" fo:border-left="none" fo:border-right="none" fo:border-top="0.06pt solid #000000" fo:border-bottom="0.06pt solid #000000"/>
      <style:text-properties style:font-name="Comic Sans MS" fo:font-weight="normal" officeooo:rsid="001c9717" officeooo:paragraph-rsid="0019f35b" style:font-weight-asian="normal" style:font-weight-complex="normal"/>
    </style:style>
    <style:style style:name="P2" style:family="paragraph" style:parent-style-name="Text_20_body">
      <style:paragraph-properties fo:text-align="end" style:justify-single-word="false"/>
      <style:text-properties fo:font-weight="normal" officeooo:paragraph-rsid="0019f35b" style:font-weight-asian="normal" style:font-weight-complex="normal"/>
    </style:style>
    <style:style style:name="P3" style:family="paragraph">
      <loext:graphic-properties draw:fill="none" draw:fill-color="#ffffff"/>
      <style:text-properties fo:color="#ffffff" loext:opacity="100%" style:font-name="Ubuntu Nerd Font"/>
    </style:style>
    <style:style style:name="P4" style:family="paragraph">
      <loext:graphic-properties draw:fill-color="#000000"/>
      <style:paragraph-properties style:writing-mode="lr-tb"/>
    </style:style>
    <style:style style:name="P5" style:family="paragraph" style:parent-style-name="Text_20_body">
      <style:text-properties officeooo:paragraph-rsid="008796d8"/>
    </style:style>
    <style:style style:name="P6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07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paragraph-rsid="0017f700"/>
    </style:style>
    <style:style style:name="P10" style:family="paragraph" style:parent-style-name="Heading_20_1">
      <style:text-properties style:font-name="Ubuntu Nerd Font"/>
    </style:style>
    <style:style style:name="P11" style:family="paragraph" style:parent-style-name="Text_20_body">
      <style:text-properties style:font-name="Ubuntu Nerd Font" officeooo:rsid="003fac6c" officeooo:paragraph-rsid="006f5b64"/>
    </style:style>
    <style:style style:name="P12" style:family="paragraph" style:parent-style-name="Heading_20_1">
      <style:text-properties style:font-name="Ubuntu Nerd Font" officeooo:paragraph-rsid="0017f700"/>
    </style:style>
    <style:style style:name="P13" style:family="paragraph" style:parent-style-name="Text_20_body" style:list-style-name="L1">
      <style:text-properties style:font-name="Ubuntu Nerd Font" officeooo:paragraph-rsid="0017f700"/>
    </style:style>
    <style:style style:name="P14" style:family="paragraph" style:parent-style-name="Text_20_body" style:list-style-name="L1">
      <style:text-properties style:font-name="Ubuntu Nerd Font" officeooo:rsid="00ba98a5" officeooo:paragraph-rsid="00ba98a5"/>
    </style:style>
    <style:style style:name="P15" style:family="paragraph" style:parent-style-name="Text_20_body" style:list-style-name="L1">
      <style:text-properties style:font-name="Ubuntu Nerd Font" officeooo:rsid="00a8eb6b" officeooo:paragraph-rsid="00a8eb6b"/>
    </style:style>
    <style:style style:name="P16" style:family="paragraph" style:parent-style-name="Text_20_body">
      <style:text-properties style:font-name="Ubuntu Nerd Font" officeooo:rsid="002ab5e7" officeooo:paragraph-rsid="0017f700"/>
    </style:style>
    <style:style style:name="P17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3e9e99" officeooo:paragraph-rsid="0017f700"/>
    </style:style>
    <style:style style:name="P18" style:family="paragraph" style:parent-style-name="Text_20_body">
      <style:paragraph-properties fo:padding="0.0201in" fo:border-left="none" fo:border-right="none" fo:border-top="0.06pt solid #000000" fo:border-bottom="0.06pt solid #000000"/>
      <style:text-properties style:font-name="Ubuntu Nerd Font" officeooo:rsid="0046ef3f" officeooo:paragraph-rsid="0017f700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officeooo:rsid="00d45098" officeooo:paragraph-rsid="00d45098"/>
    </style:style>
    <style:style style:name="P21" style:family="paragraph" style:parent-style-name="Text_20_body" style:list-style-name="L2">
      <style:text-properties officeooo:rsid="00d63f88" officeooo:paragraph-rsid="00d63f88"/>
    </style:style>
    <style:style style:name="P22" style:family="paragraph" style:parent-style-name="Text_20_body">
      <style:text-properties officeooo:paragraph-rsid="00d45098"/>
    </style:style>
    <style:style style:name="P23" style:family="paragraph" style:parent-style-name="Text_20_body" style:list-style-name="L3"/>
    <style:style style:name="P24" style:family="paragraph" style:parent-style-name="Text_20_body" style:list-style-name="L3">
      <style:paragraph-properties fo:margin-top="0in" fo:margin-bottom="0.1965in" style:contextual-spacing="false"/>
    </style:style>
    <style:style style:name="P25" style:family="paragraph" style:parent-style-name="Heading_20_3">
      <style:text-properties officeooo:paragraph-rsid="00dd4c63"/>
    </style:style>
    <style:style style:name="P26" style:family="paragraph" style:parent-style-name="Text_20_body">
      <style:text-properties officeooo:paragraph-rsid="00dd4c63"/>
    </style:style>
    <style:style style:name="P27" style:family="paragraph" style:parent-style-name="Heading_20_3">
      <style:text-properties officeooo:paragraph-rsid="00dfebd8"/>
    </style:style>
    <style:style style:name="P28" style:family="paragraph" style:parent-style-name="Text_20_body">
      <style:text-properties officeooo:paragraph-rsid="00dfebd8"/>
    </style:style>
    <style:style style:name="P29" style:family="paragraph" style:parent-style-name="Heading_20_2">
      <style:text-properties officeooo:paragraph-rsid="00e19718"/>
    </style:style>
    <style:style style:name="P30" style:family="paragraph" style:parent-style-name="Text_20_body">
      <style:text-properties officeooo:paragraph-rsid="00e19718"/>
    </style:style>
    <style:style style:name="P31" style:family="paragraph" style:parent-style-name="Text_20_body" style:list-style-name="L4">
      <style:text-properties officeooo:rsid="008e0201" officeooo:paragraph-rsid="00aa9c4a"/>
    </style:style>
    <style:style style:name="P32" style:family="paragraph" style:parent-style-name="Text_20_body" style:list-style-name="L4">
      <style:text-properties officeooo:rsid="00bb3c14" officeooo:paragraph-rsid="00bb3c14"/>
    </style:style>
    <style:style style:name="P33" style:family="paragraph" style:parent-style-name="Text_20_body" style:list-style-name="L4">
      <style:text-properties officeooo:rsid="00b47c26" officeooo:paragraph-rsid="00b47c26"/>
    </style:style>
    <style:style style:name="P34" style:family="paragraph" style:parent-style-name="Text_20_body" style:list-style-name="L4">
      <style:text-properties officeooo:rsid="00b507ce" officeooo:paragraph-rsid="00b507ce"/>
    </style:style>
    <style:style style:name="P35" style:family="paragraph" style:parent-style-name="Text_20_body" style:list-style-name="L4">
      <style:text-properties officeooo:rsid="00ba3b1b" officeooo:paragraph-rsid="00ba3b1b"/>
    </style:style>
    <style:style style:name="P36" style:family="paragraph" style:parent-style-name="Text_20_body" style:list-style-name="L4">
      <style:text-properties officeooo:rsid="00c59f09" officeooo:paragraph-rsid="00c59f09"/>
    </style:style>
    <style:style style:name="P37" style:family="paragraph" style:parent-style-name="Text_20_body" style:list-style-name="L4">
      <style:text-properties officeooo:rsid="00c68a7d" officeooo:paragraph-rsid="00c68a7d"/>
    </style:style>
    <style:style style:name="P38" style:family="paragraph" style:parent-style-name="Text_20_body">
      <style:text-properties officeooo:rsid="00b47c26" officeooo:paragraph-rsid="00b47c26"/>
    </style:style>
    <style:style style:name="P39" style:family="paragraph" style:parent-style-name="Heading_20_2">
      <style:text-properties officeooo:rsid="00b47c26" officeooo:paragraph-rsid="00b47c26"/>
    </style:style>
    <style:style style:name="P40" style:family="paragraph" style:parent-style-name="Heading_20_3">
      <style:text-properties officeooo:rsid="00b47c26" officeooo:paragraph-rsid="00b47c26"/>
    </style:style>
    <style:style style:name="P41" style:family="paragraph" style:parent-style-name="Text_20_body" style:list-style-name="L5">
      <style:text-properties officeooo:rsid="00b47c26" officeooo:paragraph-rsid="00b47c26"/>
    </style:style>
    <style:style style:name="P42" style:family="paragraph" style:parent-style-name="Text_20_body" style:list-style-name="L6">
      <style:text-properties officeooo:rsid="00b47c26" officeooo:paragraph-rsid="00b47c26"/>
    </style:style>
    <style:style style:name="P43" style:family="paragraph" style:parent-style-name="Text_20_body" style:list-style-name="L7">
      <style:text-properties officeooo:rsid="00b47c26" officeooo:paragraph-rsid="00b47c26"/>
    </style:style>
    <style:style style:name="P44" style:family="paragraph" style:parent-style-name="Text_20_body" style:list-style-name="L7">
      <style:text-properties officeooo:rsid="00b88901" officeooo:paragraph-rsid="00b88901"/>
    </style:style>
    <style:style style:name="T1" style:family="text">
      <style:text-properties officeooo:rsid="00d45098"/>
    </style:style>
    <style:style style:name="T2" style:family="text">
      <style:text-properties fo:color="#ffffff" loext:opacity="100%" style:font-name="Ubuntu Nerd Font" fo:font-size="15pt" style:font-size-asian="13pt" style:font-size-complex="15pt"/>
    </style:style>
    <style:style style:name="T3" style:family="text">
      <style:text-properties fo:font-family="Impact" style:font-family-generic="swiss" style:font-pitch="variable" fo:font-size="32pt" officeooo:rsid="008941d5"/>
    </style:style>
    <style:style style:name="T4" style:family="text">
      <style:text-properties fo:font-family="Impact" style:font-family-generic="swiss" style:font-pitch="variable" fo:font-size="32pt" officeooo:rsid="0019f35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line-through-style="solid" style:text-line-through-type="single" officeooo:rsid="006f5b64"/>
    </style:style>
    <style:style style:name="T7" style:family="text">
      <style:text-properties officeooo:rsid="006f5b64"/>
    </style:style>
    <style:style style:name="T8" style:family="text">
      <style:text-properties officeooo:rsid="006f5b64" fo:background-color="#fff5ce" loext:char-shading-value="0"/>
    </style:style>
    <style:style style:name="T9" style:family="text">
      <style:text-properties officeooo:rsid="009421f3"/>
    </style:style>
    <style:style style:name="T10" style:family="text">
      <style:text-properties officeooo:rsid="009684bc"/>
    </style:style>
    <style:style style:name="T11" style:family="text">
      <style:text-properties fo:font-style="italic" officeooo:rsid="0034a4eb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8941d5"/>
    </style:style>
    <style:style style:name="T14" style:family="text">
      <style:text-properties officeooo:rsid="00d63f88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" style:family="text">
      <style:text-properties officeooo:rsid="00daa7da"/>
    </style:style>
    <style:style style:name="T18" style:family="text">
      <style:text-properties fo:color="#cc0000" loext:opacity="100%"/>
    </style:style>
    <style:style style:name="T19" style:family="text">
      <style:text-properties officeooo:rsid="00e19718"/>
    </style:style>
    <style:style style:name="T20" style:family="text">
      <style:text-properties officeooo:rsid="00aa9c4a"/>
    </style:style>
    <style:style style:name="T21" style:family="text">
      <style:text-properties officeooo:rsid="009e1264"/>
    </style:style>
    <style:style style:name="T22" style:family="text">
      <style:text-properties officeooo:rsid="00b6d894"/>
    </style:style>
    <style:style style:name="T23" style:family="text">
      <style:text-properties officeooo:rsid="00b6b13a"/>
    </style:style>
    <style:style style:name="T24" style:family="text">
      <style:text-properties officeooo:rsid="00c1fd21"/>
    </style:style>
    <style:style style:name="T25" style:family="text">
      <style:text-properties officeooo:rsid="00b67b4b"/>
    </style:style>
    <style:style style:name="T26" style:family="text">
      <style:text-properties officeooo:rsid="00b47c26"/>
    </style:style>
    <style:style style:name="T27" style:family="text">
      <style:text-properties officeooo:rsid="00c7bb7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image text:level="2" xlink:href="Pictures/10000106000001A8000001DFC447602A.svg" xlink:type="simple" xlink:show="embed" xlink:actuate="onLoad">
        <style:list-level-properties text:space-before="0.7882in" text:min-label-width="0.1965in" style:vertical-pos="middle" style:vertical-rel="line" fo:width="0.1665in" fo:height="0.189in"/>
      </text:list-level-style-image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draw:fill="none" draw:fill-color="#ffffff" fo:min-height="0.39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1.2791in" fo:min-width="0.452in" loext:glow-radius="0in" loext:softedge-radius="0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<text:span text:style-name="T1">Sample Answers</text:span></text:p>
      <text:p text:style-name="P2"><draw:frame text:anchor-type="paragraph" draw:z-index="1" draw:name="Text Frame 1" draw:style-name="gr1" draw:text-style-name="P3" svg:width="1.378in" svg:height="0.3988in" draw:transform="rotate (1.5707963267949) translate (-0.635416666666667in 1.33194444444444in)"><draw:text-box><text:p><text:span text:style-name="T2">Revision 01</text:span></text:p></draw:text-box></draw:frame><draw:custom-shape text:anchor-type="paragraph" draw:z-index="0" draw:name="Shape 1" draw:style-name="gr2" draw:text-style-name="P4" svg:width="0.4524in" svg:height="1.2795in" svg:x="-0.7874in" svg:y="0.1508in"><text:p/><draw:enhanced-geometry svg:viewBox="0 0 21600 21600" draw:extrusion="false" draw:extrusion-diffusion="100%" draw:extrusion-skew="50 -135" draw:type="rectangle" draw:enhanced-path="M 0 0 L 21600 0 21600 21600 0 21600 0 0 Z N"/></draw:custom-shape><text:span text:style-name="T3">Database System</text:span><text:span text:style-name="T4"> - 2025</text:span>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Contents</text:p>
          </text:index-title>
          <text:p text:style-name="P6"><text:a xlink:type="simple" xlink:href="#__RefHeading___Toc61_3123224662" text:style-name="Index_20_Link" text:visited-style-name="Index_20_Link">How to?<text:tab/>1</text:a></text:p>
          <text:p text:style-name="P6"><text:a xlink:type="simple" xlink:href="#__RefHeading___Toc63_3123224662" text:style-name="Index_20_Link" text:visited-style-name="Index_20_Link">Question Sets considered<text:tab/>1</text:a></text:p>
          <text:p text:style-name="P6"><text:a xlink:type="simple" xlink:href="#__RefHeading___Toc347_1232441004" text:style-name="Index_20_Link" text:visited-style-name="Index_20_Link">Shobuj Sir (x3)<text:tab/>2</text:a></text:p>
          <text:p text:style-name="P7"><text:a xlink:type="simple" xlink:href="#__RefHeading___Toc402_1232441004" text:style-name="Index_20_Link" text:visited-style-name="Index_20_Link">Chapter 1 (Introduction)<text:tab/>2</text:a></text:p>
          <text:p text:style-name="P7"><text:a xlink:type="simple" xlink:href="#__RefHeading___Toc621_1232441004" text:style-name="Index_20_Link" text:visited-style-name="Index_20_Link">Chapter 2 (Introduction to the Relational Model)<text:tab/>2</text:a></text:p>
          <text:p text:style-name="P7"><text:a xlink:type="simple" xlink:href="#__RefHeading___Toc623_1232441004" text:style-name="Index_20_Link" text:visited-style-name="Index_20_Link">Chapter 3 (Introduction to SQL)<text:tab/>2</text:a></text:p>
          <text:p text:style-name="P7"><text:a xlink:type="simple" xlink:href="#__RefHeading___Toc625_1232441004" text:style-name="Index_20_Link" text:visited-style-name="Index_20_Link">Chapter 4 (Intermediate SQL)<text:tab/>3</text:a></text:p>
          <text:p text:style-name="P7"><text:a xlink:type="simple" xlink:href="#__RefHeading___Toc627_1232441004" text:style-name="Index_20_Link" text:visited-style-name="Index_20_Link">Chapter 5 (Advanced SQL)<text:tab/>3</text:a></text:p>
          <text:p text:style-name="P7"><text:a xlink:type="simple" xlink:href="#__RefHeading___Toc629_1232441004" text:style-name="Index_20_Link" text:visited-style-name="Index_20_Link">Chapter 9 (Application Development)<text:tab/>3</text:a></text:p>
          <text:p text:style-name="P7"><text:a xlink:type="simple" xlink:href="#__RefHeading___Toc631_1232441004" text:style-name="Index_20_Link" text:visited-style-name="Index_20_Link">Chapter 17 (Transactions)<text:tab/>3</text:a></text:p>
          <text:p text:style-name="P6"><text:a xlink:type="simple" xlink:href="#__RefHeading___Toc349_1232441004" text:style-name="Index_20_Link" text:visited-style-name="Index_20_Link">Murad Sir (x3)<text:tab/>4</text:a></text:p>
          <text:p text:style-name="P7"><text:a xlink:type="simple" xlink:href="#__RefHeading___Toc633_1232441004" text:style-name="Index_20_Link" text:visited-style-name="Index_20_Link">Chapter 6<text:tab/>4</text:a></text:p>
          <text:p text:style-name="P7"><text:a xlink:type="simple" xlink:href="#__RefHeading___Toc635_1232441004" text:style-name="Index_20_Link" text:visited-style-name="Index_20_Link">Oracle database<text:tab/>4</text:a></text:p>
          <text:p text:style-name="P8"><text:a xlink:type="simple" xlink:href="#__RefHeading___Toc637_1232441004" text:style-name="Index_20_Link" text:visited-style-name="Index_20_Link">Chapter 5 (The Basic Parts of Speech in SQL)<text:tab/>4</text:a></text:p>
          <text:p text:style-name="P8"><text:a xlink:type="simple" xlink:href="#__RefHeading___Toc639_1232441004" text:style-name="Index_20_Link" text:visited-style-name="Index_20_Link">Chapter 18 (Basic Oracle Security)<text:tab/>4</text:a></text:p>
          <text:p text:style-name="P8"><text:a xlink:type="simple" xlink:href="#__RefHeading___Toc641_1232441004" text:style-name="Index_20_Link" text:visited-style-name="Index_20_Link">Chapter 30 (Triggers)<text:tab/>4</text:a></text:p>
        </text:index-body>
      </text:table-of-content>
      <text:p text:style-name="P9"/>
      <text:h text:style-name="P10" text:outline-level="1"><text:bookmark-start text:name="__RefHeading___Toc61_3123224662"/>How to?<text:bookmark-end text:name="__RefHeading___Toc61_3123224662"/></text:h>
      <text:p text:style-name="P11"><text:span text:style-name="T5">Bold texts</text:span> were included in previous years questions. <text:line-break/><text:span text:style-name="T5">*</text:span> mark represents repentance amount. <text:line-break/><text:span text:style-name="T6">Strike-through</text:span><text:span text:style-name="T7"> refers to out of syllabus.<text:line-break/></text:span><text:span text:style-name="T8">Highlighted texts</text:span><text:span text:style-name="T7"> are something I didn’t find in materials, so help me to find it :)</text:span></text:p>
      <text:h text:style-name="P12" text:outline-level="1"><text:bookmark-start text:name="__RefHeading___Toc63_3123224662"/>Question Sets considered<text:bookmark-end text:name="__RefHeading___Toc63_3123224662"/></text:h>
      <text:list text:style-name="L1">
        <text:list-item>
          <text:p text:style-name="P13">Session <text:span text:style-name="T9">20-21</text:span></text:p>
        </text:list-item>
        <text:list-item>
          <text:p text:style-name="P14">Session 19-20</text:p>
        </text:list-item>
        <text:list-item>
          <text:p text:style-name="P13">Session <text:span text:style-name="T10">18-19</text:span></text:p>
        </text:list-item>
        <text:list-item>
          <text:p text:style-name="P15"><text:span text:style-name="T11">M</text:span><text:span text:style-name="T12">id-questions (secondary)</text:span></text:p>
        </text:list-item>
      </text:list>
      <text:p text:style-name="P16"/>
      <text:p text:style-name="P17">By no means, <text:span text:style-name="T5">this is any sorts of suggestions</text:span>. Just a quick <text:span text:style-name="T5">overview</text:span>! <text:line-break/>Nothing more, nothing less :)</text:p>
      <text:p text:style-name="P18">And yah, can be <text:span text:style-name="T5">inaccurate</text:span>! Feel free to <text:span text:style-name="T5">criticize</text:span>.</text:p>
      <text:h text:style-name="P19" text:outline-level="1"><text:bookmark-start text:name="__RefHeading___Toc347_1232441004"/>Shobuj Sir (<text:span text:style-name="T13">x</text:span>3)<text:bookmark-end text:name="__RefHeading___Toc347_1232441004"/></text:h>
      <text:h text:style-name="P20" text:outline-level="2">Various terminology with properties of <text:span text:style-name="T14">R</text:span>DBMS</text:h>
      <text:list text:style-name="L2">
        <text:list-item>
          <text:p text:style-name="P21">Schema </text:p>
        </text:list-item>
        <text:list-item>
          <text:p text:style-name="P21">Instance</text:p>
        </text:list-item>
        <text:list-item>
          <text:p text:style-name="P21">Entity</text:p>
        </text:list-item>
        <text:list-item>
          <text:p text:style-name="P21">Attribute</text:p>
        </text:list-item>
        <text:list-item>
          <text:p text:style-name="P21">Tuple</text:p>
        </text:list-item>
        <text:list-item>
          <text:p text:style-name="P21">Relations</text:p>
        </text:list-item>
        <text:list-item>
          <text:p text:style-name="P21">Keys</text:p>
        </text:list-item>
        <text:list-item>
          <text:p text:style-name="P21">Data integrity</text:p>
        </text:list-item>
        <text:list-item>
          <text:p text:style-name="P21">… (use LLM)</text:p>
        </text:list-item>
      </text:list>
      <text:p text:style-name="P22"/>
      <text:h text:style-name="Heading_20_2" text:outline-level="2">Relational algebra based on university schema</text:h>
      <text:list text:style-name="L3">
        <text:list-item>
          <text:list>
            <text:list-item>
              <text:p text:style-name="P23"><text:span text:style-name="Strong_20_Emphasis"><text:span text:style-name="T15">classroom (</text:span></text:span><text:span text:style-name="Strong_20_Emphasis"><text:span text:style-name="T16">building</text:span></text:span><text:span text:style-name="Strong_20_Emphasis"><text:span text:style-name="T15">, </text:span></text:span><text:span text:style-name="Strong_20_Emphasis"><text:span text:style-name="T16">room_number</text:span></text:span><text:span text:style-name="Strong_20_Emphasis"><text:span text:style-name="T15">, capacity) </text:span></text:span></text:p>
            </text:list-item>
            <text:list-item>
              <text:p text:style-name="P23"><text:span text:style-name="Strong_20_Emphasis"><text:span text:style-name="T15">department (</text:span></text:span><text:span text:style-name="Strong_20_Emphasis"><text:span text:style-name="T16">dept_name</text:span></text:span><text:span text:style-name="Strong_20_Emphasis"><text:span text:style-name="T15">, building, budget) </text:span></text:span></text:p>
            </text:list-item>
            <text:list-item>
              <text:p text:style-name="P23"><text:span text:style-name="Strong_20_Emphasis"><text:span text:style-name="T15">course (</text:span></text:span><text:span text:style-name="Strong_20_Emphasis"><text:span text:style-name="T16">course_id</text:span></text:span><text:span text:style-name="Strong_20_Emphasis"><text:span text:style-name="T15">, title, dept_name, credits) </text:span></text:span></text:p>
            </text:list-item>
            <text:list-item>
              <text:p text:style-name="P23"><text:span text:style-name="Strong_20_Emphasis"><text:span text:style-name="T15">instructor (</text:span></text:span><text:span text:style-name="Strong_20_Emphasis"><text:span text:style-name="T16">ID</text:span></text:span><text:span text:style-name="Strong_20_Emphasis"><text:span text:style-name="T15">, name, dept_name, salary) </text:span></text:span></text:p>
            </text:list-item>
            <text:list-item>
              <text:p text:style-name="P23"><text:span text:style-name="Strong_20_Emphasis"><text:span text:style-name="T15">section (</text:span></text:span><text:span text:style-name="Strong_20_Emphasis"><text:span text:style-name="T16">course_id</text:span></text:span><text:span text:style-name="Strong_20_Emphasis"><text:span text:style-name="T15">, </text:span></text:span><text:span text:style-name="Strong_20_Emphasis"><text:span text:style-name="T16">sec_id</text:span></text:span><text:span text:style-name="Strong_20_Emphasis"><text:span text:style-name="T15">, </text:span></text:span><text:span text:style-name="Strong_20_Emphasis"><text:span text:style-name="T16">semester</text:span></text:span><text:span text:style-name="Strong_20_Emphasis"><text:span text:style-name="T15">, </text:span></text:span><text:span text:style-name="Strong_20_Emphasis"><text:span text:style-name="T16">year</text:span></text:span><text:span text:style-name="Strong_20_Emphasis"><text:span text:style-name="T15">, building, room_number, time_slot_id) </text:span></text:span></text:p>
            </text:list-item>
            <text:list-item>
              <text:p text:style-name="P23"><text:span text:style-name="Strong_20_Emphasis"><text:span text:style-name="T15">teaches (</text:span></text:span><text:span text:style-name="Strong_20_Emphasis"><text:span text:style-name="T16">ID</text:span></text:span><text:span text:style-name="Strong_20_Emphasis"><text:span text:style-name="T15">, </text:span></text:span><text:span text:style-name="Strong_20_Emphasis"><text:span text:style-name="T16">course_id</text:span></text:span><text:span text:style-name="Strong_20_Emphasis"><text:span text:style-name="T15">, </text:span></text:span><text:span text:style-name="Strong_20_Emphasis"><text:span text:style-name="T16">sec_id</text:span></text:span><text:span text:style-name="Strong_20_Emphasis"><text:span text:style-name="T15">, </text:span></text:span><text:span text:style-name="Strong_20_Emphasis"><text:span text:style-name="T16">semester</text:span></text:span><text:span text:style-name="Strong_20_Emphasis"><text:span text:style-name="T15">, </text:span></text:span><text:span text:style-name="Strong_20_Emphasis"><text:span text:style-name="T16">year</text:span></text:span><text:span text:style-name="Strong_20_Emphasis"><text:span text:style-name="T15">) </text:span></text:span></text:p>
            </text:list-item>
            <text:list-item>
              <text:p text:style-name="P23"><text:span text:style-name="Strong_20_Emphasis"><text:span text:style-name="T15">student (</text:span></text:span><text:span text:style-name="Strong_20_Emphasis"><text:span text:style-name="T16">ID</text:span></text:span><text:span text:style-name="Strong_20_Emphasis"><text:span text:style-name="T15">, name, dept_name, tot_cred) </text:span></text:span></text:p>
            </text:list-item>
            <text:list-item>
              <text:p text:style-name="P23"><text:span text:style-name="Strong_20_Emphasis"><text:span text:style-name="T15">takes (</text:span></text:span><text:span text:style-name="Strong_20_Emphasis"><text:span text:style-name="T16">ID</text:span></text:span><text:span text:style-name="Strong_20_Emphasis"><text:span text:style-name="T15">, </text:span></text:span><text:span text:style-name="Strong_20_Emphasis"><text:span text:style-name="T16">course_id</text:span></text:span><text:span text:style-name="Strong_20_Emphasis"><text:span text:style-name="T15">, </text:span></text:span><text:span text:style-name="Strong_20_Emphasis"><text:span text:style-name="T16">sec_id</text:span></text:span><text:span text:style-name="Strong_20_Emphasis"><text:span text:style-name="T15">, </text:span></text:span><text:span text:style-name="Strong_20_Emphasis"><text:span text:style-name="T16">semester</text:span></text:span><text:span text:style-name="Strong_20_Emphasis"><text:span text:style-name="T15">, </text:span></text:span><text:span text:style-name="Strong_20_Emphasis"><text:span text:style-name="T16">year</text:span></text:span><text:span text:style-name="Strong_20_Emphasis"><text:span text:style-name="T15">, grade) </text:span></text:span></text:p>
            </text:list-item>
            <text:list-item>
              <text:p text:style-name="P23"><text:span text:style-name="Strong_20_Emphasis"><text:span text:style-name="T15">advisor (</text:span></text:span><text:span text:style-name="Strong_20_Emphasis"><text:span text:style-name="T16">s_ID</text:span></text:span><text:span text:style-name="Strong_20_Emphasis"><text:span text:style-name="T15">, i_ID) </text:span></text:span></text:p>
            </text:list-item>
            <text:list-item>
              <text:p text:style-name="P23"><text:span text:style-name="Strong_20_Emphasis"><text:span text:style-name="T15">time_slot (</text:span></text:span><text:span text:style-name="Strong_20_Emphasis"><text:span text:style-name="T16">time_slot_id</text:span></text:span><text:span text:style-name="Strong_20_Emphasis"><text:span text:style-name="T15">, </text:span></text:span><text:span text:style-name="Strong_20_Emphasis"><text:span text:style-name="T16">day</text:span></text:span><text:span text:style-name="Strong_20_Emphasis"><text:span text:style-name="T15">, </text:span></text:span><text:span text:style-name="Strong_20_Emphasis"><text:span text:style-name="T16">start_time</text:span></text:span><text:span text:style-name="Strong_20_Emphasis"><text:span text:style-name="T15">, end_time) </text:span></text:span></text:p>
            </text:list-item>
            <text:list-item>
              <text:p text:style-name="P24"><text:span text:style-name="Strong_20_Emphasis"><text:span text:style-name="T15">prereq (</text:span></text:span><text:span text:style-name="Strong_20_Emphasis"><text:span text:style-name="T16">course_id</text:span></text:span><text:span text:style-name="Strong_20_Emphasis"><text:span text:style-name="T15">, </text:span></text:span><text:span text:style-name="Strong_20_Emphasis"><text:span text:style-name="T16">prereq_id</text:span></text:span><text:span text:style-name="Strong_20_Emphasis"><text:span text:style-name="T15">) </text:span></text:span></text:p>
            </text:list-item>
          </text:list>
        </text:list-item>
      </text:list>
      <text:h text:style-name="Heading_20_3" text:outline-level="3"><text:span text:style-name="Strong_20_Emphasis"><text:span text:style-name="T17">a. </text:span></text:span><text:span text:style-name="Strong_20_Emphasis">Find instructors from the "Physics" department: </text:span></text:h>
      <text:p text:style-name="Text_20_body"><text:span text:style-name="Strong_20_Emphasis"><draw:frame draw:style-name="fr1" draw:name="Object1" text:anchor-type="as-char" svg:y="-0.1528in" svg:width="1.8236in" svg:height="0.2138in" draw:z-index="2"><draw:object xlink:href="./Object 1" xlink:type="simple" xlink:show="embed" xlink:actuate="onLoad"/><draw:image xlink:href="./ObjectReplacements/Object 1" xlink:type="simple" xlink:show="embed" xlink:actuate="onLoad"/></draw:frame></text:span></text:p>
      <text:h text:style-name="Heading_20_3" text:outline-level="3"><text:span text:style-name="Strong_20_Emphasis">b. Find the ID and name of each instructor in a department located in the building "Watson".</text:span></text:h>
      <text:h text:style-name="P25" text:outline-level="3"><text:span text:style-name="Strong_20_Emphasis"><text:span text:style-name="T18"><draw:frame draw:style-name="fr2" draw:name="Object2" text:anchor-type="as-char" svg:y="-0.1528in" svg:width="5.1311in" svg:height="0.2138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h>
      <text:p text:style-name="P26"/>
      <text:h text:style-name="Heading_20_3" text:outline-level="3"><text:soft-page-break/><text:span text:style-name="Strong_20_Emphasis">c. Find the ID and name of each student who has taken at least one course in the "Comp. Sci." department.</text:span></text:h>
      <text:h text:style-name="P25" text:outline-level="3"><text:span text:style-name="Strong_20_Emphasis"><draw:frame draw:style-name="fr2" draw:name="Object3" text:anchor-type="as-char" svg:y="-0.1528in" svg:width="5.9256in" svg:height="0.2138in" draw:z-index="4"><draw:object xlink:href="./Object 3" xlink:type="simple" xlink:show="embed" xlink:actuate="onLoad"/><draw:image xlink:href="./ObjectReplacements/Object 3" xlink:type="simple" xlink:show="embed" xlink:actuate="onLoad"/></draw:frame></text:span></text:h>
      <text:h text:style-name="Heading_20_3" text:outline-level="3"><text:span text:style-name="Strong_20_Emphasis"><text:line-break/>d. Find the ID and name of each student who has taken at least one course section in the year 2018.</text:span></text:h>
      <text:h text:style-name="P27" text:outline-level="3"><text:span text:style-name="Strong_20_Emphasis"><draw:frame draw:style-name="fr2" draw:name="Object4" text:anchor-type="as-char" svg:y="-0.1528in" svg:width="5.4646in" svg:height="0.2138in" draw:z-index="5"><draw:object xlink:href="./Object 4" xlink:type="simple" xlink:show="embed" xlink:actuate="onLoad"/><draw:image xlink:href="./ObjectReplacements/Object 4" xlink:type="simple" xlink:show="embed" xlink:actuate="onLoad"/></draw:frame></text:span></text:h>
      <text:h text:style-name="P27" text:outline-level="3"><text:span text:style-name="Strong_20_Emphasis"><text:line-break/>e. Find the ID and name of each student who has not taken any course section in the year 2018.</text:span></text:h>
      <text:p text:style-name="P28"><text:span text:style-name="Strong_20_Emphasis"><draw:frame draw:style-name="fr2" draw:name="Object5" text:anchor-type="as-char" svg:y="-0.1528in" svg:width="5.6126in" svg:height="0.2236in" draw:z-index="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8"><text:span text:style-name="Strong_20_Emphasis"/></text:p>
      <text:h text:style-name="P29" text:outline-level="2"><text:span text:style-name="Strong_20_Emphasis"><text:span text:style-name="T19">ER diagram of batch management system</text:span></text:span></text:h>
      <text:p text:style-name="P30"><text:span text:style-name="Strong_20_Emphasis"/></text:p>
      <text:h text:style-name="P19" text:outline-level="1"><text:bookmark-start text:name="__RefHeading___Toc349_1232441004"/>Murad Sir (x3)<text:bookmark-end text:name="__RefHeading___Toc349_1232441004"/></text:h>
      <text:h text:style-name="Heading_20_2" text:outline-level="2"><text:bookmark-start text:name="__RefHeading___Toc633_1232441004"/>Chapter 6<text:bookmark-end text:name="__RefHeading___Toc633_1232441004"/></text:h>
      <text:list text:style-name="L4">
        <text:list-item>
          <text:p text:style-name="P31"><text:span text:style-name="T20">ER diagram of </text:span><text:span text:style-name="T21">B</text:span>atch management system</text:p>
        </text:list-item>
        <text:list-item>
          <text:p text:style-name="P32">ER diagram for the University Management system</text:p>
        </text:list-item>
        <text:list-item>
          <text:p text:style-name="P33">Different types of keys <text:span text:style-name="T22">*</text:span></text:p>
        </text:list-item>
        <text:list-item>
          <text:p text:style-name="P33">Normalization <text:span text:style-name="T23">*</text:span><text:span text:style-name="T24">*</text:span></text:p>
        </text:list-item>
        <text:list-item>
          <text:p text:style-name="P34"><text:span text:style-name="T24">V</text:span>arious types of attribute with example <text:span text:style-name="T25">*</text:span><text:span text:style-name="T24">*</text:span></text:p>
        </text:list-item>
        <text:list-item>
          <text:p text:style-name="P35"><text:span text:style-name="T24">T</text:span>otal and partial participation</text:p>
        </text:list-item>
        <text:list-item>
          <text:p text:style-name="P36">Weak entity set</text:p>
        </text:list-item>
        <text:list-item>
          <text:p text:style-name="P37">“The Cardinality ratio of a relationship can affect the placement of relationship attributes”</text:p>
        </text:list-item>
      </text:list>
      <text:p text:style-name="P38"/>
      <text:h text:style-name="P39" text:outline-level="2"><text:bookmark-start text:name="__RefHeading___Toc635_1232441004"/>Oracle database<text:bookmark-end text:name="__RefHeading___Toc635_1232441004"/></text:h>
      <text:h text:style-name="P40" text:outline-level="3"><text:bookmark-start text:name="__RefHeading___Toc637_1232441004"/>Chapter 5 (The Basic Parts of Speech in SQL)<text:bookmark-end text:name="__RefHeading___Toc637_1232441004"/></text:h>
      <text:list text:style-name="L5">
        <text:list-item>
          <text:p text:style-name="P41">Select, where</text:p>
        </text:list-item>
      </text:list>
      <text:p text:style-name="P38"/>
      <text:h text:style-name="Heading_20_3" text:outline-level="3"><text:bookmark-start text:name="__RefHeading___Toc639_1232441004"/>Chapter <text:span text:style-name="T26">18 (Basic Oracle Security)</text:span><text:bookmark-end text:name="__RefHeading___Toc639_1232441004"/></text:h>
      <text:list text:style-name="L6">
        <text:list-item>
          <text:p text:style-name="P42">Expired vs locked account</text:p>
        </text:list-item>
        <text:list-item>
          <text:p text:style-name="P42">PASSWORD_REUSE_TIME vs PASSWORD_REUSE_MAX – mutually exclusive</text:p>
        </text:list-item>
      </text:list>
      <text:p text:style-name="P38"/>
      <text:h text:style-name="P40" text:outline-level="3"><text:bookmark-start text:name="__RefHeading___Toc641_1232441004"/>Chapter 30 (Triggers)<text:bookmark-end text:name="__RefHeading___Toc641_1232441004"/></text:h>
      <text:list text:style-name="L7">
        <text:list-item>
          <text:p text:style-name="P43">Statement level trigger – BEFORE DELETE</text:p>
        </text:list-item>
        <text:list-item>
          <text:p text:style-name="P44">Why and which cases triggers can be used</text:p>
        </text:list-item>
        <text:list-item>
          <text:p text:style-name="P44"><text:span text:style-name="T27">S</text:span>ystem privilege required to create a trigger on a table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Nerd Font" svg:font-family="'Ubuntu Nerd Font'" style:font-pitch="variable"/>
    <style:font-face style:name="Ubuntu Nerd Font1" svg:font-family="'Ubuntu Nerd Font'" style:font-adornments="Bold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Ubuntu Nerd Font2" fo:font-family="'Ubuntu Nerd Font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Nerd Font2" fo:font-family="'Ubuntu Nerd Font'" style:font-style-name="Regular" style:font-pitch="variable"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padding="0.0201in" fo:border-left="none" fo:border-right="none" fo:border-top="0.06pt solid #000000" fo:border-bottom="0.06pt solid #000000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style:font-name="Ubuntu Nerd Font1" fo:font-family="'Ubuntu Nerd Font'" style:font-style-name="Bold" style:font-pitch="variable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Ubuntu Nerd Font2" fo:font-family="'Ubuntu Nerd Font'" style:font-style-name="Regular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Ubuntu Nerd Font1" fo:font-family="'Ubuntu Nerd Font'" style:font-style-name="Bold" style:font-pitch="variable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13T18:10:33.865823306</meta:creation-date>
    <dc:date>2025-04-25T17:10:30.706578104</dc:date>
    <meta:editing-duration>PT12H51M21S</meta:editing-duration>
    <meta:editing-cycles>157</meta:editing-cycles>
    <meta:generator>LibreOffice/25.2.2.2$Linux_X86_64 LibreOffice_project/520$Build-2</meta:generator>
    <meta:print-date>2025-04-23T18:13:16.665418048</meta:print-date>
    <meta:printed-by>PDF files</meta:printed-by>
    <meta:document-statistic meta:table-count="0" meta:image-count="0" meta:object-count="5" meta:page-count="4" meta:paragraph-count="82" meta:word-count="478" meta:character-count="2847" meta:non-whitespace-character-count="2463"/>
  </office:meta>
</office:document-meta>
</file>

<file path=Object 1/content.xml><?xml version="1.0" encoding="utf-8"?>
<math xmlns="http://www.w3.org/1998/Math/MathML" display="block">
  <semantics>
    <mrow>
      <msub>
        <mi>σ</mi>
        <mrow>
          <mrow>
            <mtext>dept_name</mtext>
            <mo stretchy="false">=</mo>
            <mi>'</mi>
          </mrow>
          <mi mathvariant="italic">Physics</mi>
          <mi>'</mi>
        </mrow>
      </msub>
      <mrow>
        <mo fence="true" form="prefix" stretchy="false">(</mo>
        <mrow>
          <mi mathvariant="italic">instructor</mi>
        </mrow>
        <mo fence="true" form="postfix" stretchy="false">)</mo>
      </mrow>
    </mrow>
    <annotation encoding="StarMath 5.0">%sigma_{{"dept_name" = 'Physics'}}({instructor})</annotation>
  </semantics>
</math>
</file>

<file path=Object 2/content.xml><?xml version="1.0" encoding="utf-8"?>
<math xmlns="http://www.w3.org/1998/Math/MathML" display="block">
  <semantics>
    <mrow>
      <msub>
        <mi mathvariant="normal">Π</mi>
        <mtext>ID, name</mtext>
      </msub>
      <mrow>
        <mo fence="true" form="prefix" stretchy="false">(</mo>
        <mrow>
          <mrow>
            <msub>
              <mi>σ</mi>
              <mrow>
                <mrow>
                  <mtext>building</mtext>
                  <mo stretchy="false">=</mo>
                  <mi>'</mi>
                </mrow>
                <mi mathvariant="italic">Watson</mi>
                <mi>'</mi>
              </mrow>
            </msub>
            <mrow>
              <mo fence="true" form="prefix" stretchy="false">(</mo>
              <mrow>
                <mrow>
                  <mi mathvariant="italic">instructor</mi>
                  <msub>
                    <mi>⨝</mi>
                    <mtext>instructor.dept_name = department.dept_name</mtext>
                  </msub>
                  <mi mathvariant="italic">department</mi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%PI_{"ID, name"}  ( %sigma_{{"building" = 'Watson'}} ( { instructor ⨝_ "instructor.dept_name = department.dept_name" department } ))</annotation>
  </semantics>
</math>
</file>

<file path=Object 3/content.xml><?xml version="1.0" encoding="utf-8"?>
<math xmlns="http://www.w3.org/1998/Math/MathML" display="block">
  <semantics>
    <mrow>
      <msub>
        <mi mathvariant="normal">Π</mi>
        <mtext>ID, name</mtext>
      </msub>
      <mrow>
        <mo fence="true" form="prefix" stretchy="false">(</mo>
        <mrow>
          <mrow>
            <msub>
              <mi>σ</mi>
              <mrow>
                <mrow>
                  <mtext>dept_name</mtext>
                  <mo stretchy="false">=</mo>
                  <mi>'</mi>
                </mrow>
                <mi mathvariant="italic">Comp</mi>
                <mi>.</mi>
                <mi mathvariant="italic">Sci</mi>
                <mi>.</mi>
                <mi>'</mi>
              </mrow>
            </msub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i mathvariant="italic">student</mi>
                      <msub>
                        <mi>⨝</mi>
                        <mtext>student.ID = takes.ID</mtext>
                      </msub>
                      <mi mathvariant="italic">takes</mi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ub>
                <mi>⨝</mi>
                <mtext>takes.course_id = course.course_id</mtext>
              </msub>
              <mi mathvariant="italic">course</mi>
            </mrow>
          </mrow>
        </mrow>
        <mo fence="true" form="postfix" stretchy="false">)</mo>
      </mrow>
    </mrow>
    <annotation encoding="StarMath 5.0">%PI_{"ID, name"}  ( %sigma_{{"dept_name" = 'Comp. Sci.'}} (( { student ⨝_ "student.ID = takes.ID" takes } )) {  ⨝_ "takes.course_id = course.course_id" course } )</annotation>
  </semantics>
</math>
</file>

<file path=Object 4/content.xml><?xml version="1.0" encoding="utf-8"?>
<math xmlns="http://www.w3.org/1998/Math/MathML" display="block">
  <semantics>
    <mrow>
      <msub>
        <mi mathvariant="normal">Π</mi>
        <mtext>ID, name</mtext>
      </msub>
      <mrow>
        <mo fence="true" form="prefix" stretchy="false">(</mo>
        <mrow>
          <mrow>
            <msub>
              <mi>σ</mi>
              <mrow>
                <mrow>
                  <mtext>year</mtext>
                  <mo stretchy="false">=</mo>
                  <mi>'</mi>
                </mrow>
                <mn>2018</mn>
                <mi>'</mi>
              </mrow>
            </msub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i mathvariant="italic">student</mi>
                      <msub>
                        <mi>⨝</mi>
                        <mtext>student.ID = takes.ID</mtext>
                      </msub>
                      <mi mathvariant="italic">takes</mi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ub>
                <mi>⨝</mi>
                <mtext>takes.course_id = section.course_id</mtext>
              </msub>
              <mi mathvariant="italic">section</mi>
            </mrow>
          </mrow>
        </mrow>
        <mo fence="true" form="postfix" stretchy="false">)</mo>
      </mrow>
    </mrow>
    <annotation encoding="StarMath 5.0">%PI_{"ID, name"}  ( %sigma_{{"year" = '2018'}} (( { student ⨝_ "student.ID = takes.ID" takes } )) {  ⨝_ "takes.course_id = section.course_id" section } )</annotation>
  </semantics>
</math>
</file>

<file path=Object 5/content.xml><?xml version="1.0" encoding="utf-8"?>
<math xmlns="http://www.w3.org/1998/Math/MathML" display="block">
  <semantics>
    <mrow>
      <msub>
        <mi mathvariant="normal">Π</mi>
        <mtext>ID, name</mtext>
      </msub>
      <mrow>
        <mo fence="true" form="prefix" stretchy="false">(</mo>
        <mrow>
          <mrow>
            <msub>
              <mi>σ</mi>
              <mrow>
                <mi>¬</mi>
                <mrow>
                  <mo fence="true" form="prefix" stretchy="false">(</mo>
                  <mrow>
                    <mrow>
                      <mrow>
                        <mtext>year</mtext>
                        <mo stretchy="false">=</mo>
                        <mi>'</mi>
                      </mrow>
                      <mn>2018</mn>
                      <mi>'</mi>
                    </mrow>
                  </mrow>
                  <mo fence="true" form="postfix" stretchy="false">)</mo>
                </mrow>
              </mrow>
            </msub>
            <mrow>
              <mo fence="true" form="prefix" stretchy="false">(</mo>
              <mrow>
                <mrow>
                  <mo fence="true" form="prefix" stretchy="false">(</mo>
                  <mrow>
                    <mrow>
                      <mi mathvariant="italic">student</mi>
                      <msub>
                        <mi>⨝</mi>
                        <mtext>student.ID = takes.ID</mtext>
                      </msub>
                      <mi mathvariant="italic">takes</mi>
                    </mrow>
                  </mrow>
                  <mo fence="true" form="postfix" stretchy="false">)</mo>
                </mrow>
              </mrow>
              <mo fence="true" form="postfix" stretchy="false">)</mo>
            </mrow>
            <mrow>
              <msub>
                <mi>⨝</mi>
                <mtext>takes.course_id = section.course_id</mtext>
              </msub>
              <mi mathvariant="italic">section</mi>
            </mrow>
          </mrow>
        </mrow>
        <mo fence="true" form="postfix" stretchy="false">)</mo>
      </mrow>
    </mrow>
    <annotation encoding="StarMath 5.0">%PI_{"ID, name"}  ( %sigma_{¬({"year" = '2018'})} (( { student ⨝_ "student.ID = takes.ID" takes } )) {  ⨝_ "takes.course_id = section.course_id" section } )</annotation>
  </semantics>
</math>
</file>